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Medium" svg:font-family="SFMono-Medium, 'SF Mono', 'Segoe UI Mono', 'Roboto Mono', 'Ubuntu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381cm"/>
      <style:text-properties fo:color="#000000" style:font-name="SFMono-Medium" fo:font-size="7.80000019073486pt" fo:font-weight="normal" fo:background-color="#fffffe"/>
    </style:style>
    <style:style style:name="P2" style:family="paragraph" style:parent-style-name="Standard">
      <style:paragraph-properties style:line-height-at-least="0.381cm" fo:text-align="center" style:justify-single-word="false"/>
      <style:text-properties fo:color="#000000" style:font-name="SFMono-Medium" fo:font-size="10pt" fo:font-weight="bold" officeooo:rsid="0001d763" officeooo:paragraph-rsid="0001d763" fo:background-color="#fffff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4" style:family="paragraph" style:parent-style-name="Standard">
      <style:paragraph-properties style:line-height-at-least="0.381cm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1d763" officeooo:paragraph-rsid="0001d763" style:font-weight-asian="bold" style:font-weight-complex="bold"/>
    </style:style>
    <style:style style:name="P6" style:family="paragraph" style:parent-style-name="Standard">
      <style:paragraph-properties fo:margin-top="0cm" fo:margin-bottom="0.499cm" loext:contextual-spacing="false" style:line-height-at-least="0.381cm"/>
    </style:style>
    <style:style style:name="P7" style:family="paragraph" style:parent-style-name="Standard">
      <style:paragraph-properties fo:margin-top="0cm" fo:margin-bottom="0.499cm" loext:contextual-spacing="false" style:line-height-at-least="0.381cm"/>
      <style:text-properties fo:color="#000000" style:font-name="SFMono-Medium" fo:font-size="7.80000019073486pt" fo:font-weight="normal" fo:background-color="#fffffe"/>
    </style:style>
    <style:style style:name="T1" style:family="text">
      <style:text-properties fo:color="#202020"/>
    </style:style>
    <style:style style:name="T2" style:family="text">
      <style:text-properties fo:color="#bf2600"/>
    </style:style>
    <style:style style:name="T3" style:family="text">
      <style:text-properties fo:color="#091e42" fo:font-weight="bold"/>
    </style:style>
    <style:style style:name="T4" style:family="text">
      <style:text-properties officeooo:rsid="0001d7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ain.tf</text:span></text:p>
      <text:p text:style-name="P1"><text:span text:style-name="T1"/></text:p>
      <text:p text:style-name="P1"><text:span text:style-name="T1"/></text:p>
      <text:p text:style-name="P1"><text:span text:style-name="T1">provider</text:span> <text:span text:style-name="T2">"aws"</text:span> {</text:p>
      <text:p text:style-name="P1"><text:span text:style-name="T1">region</text:span> = <text:span text:style-name="T2">"${var.aws_region}"</text:span></text:p>
      <text:p text:style-name="P1"><text:span text:style-name="T1">shared_credentials_file</text:span> = <text:span text:style-name="T2">"${var.credentials_file}"</text:span></text:p>
      <text:p text:style-name="P1"><text:span text:style-name="T1">profile</text:span> = <text:span text:style-name="T2">"${var.aws_profile}"</text:span></text:p>
      <text:p text:style-name="P1">}</text:p>
      <text:p text:style-name="P4"/>
      <text:p text:style-name="P1"><text:span text:style-name="T3">module</text:span> <text:span text:style-name="T2">"key_pair"</text:span> {</text:p>
      <text:p text:style-name="P1"><text:span text:style-name="T1">source</text:span> = <text:span text:style-name="T2">"github.com/opstree-terraform/key_pair"</text:span></text:p>
      <text:p text:style-name="P1"><text:span text:style-name="T1">public_key_path</text:span> = <text:span text:style-name="T2">"${var.pub_key_path}"</text:span></text:p>
      <text:p text:style-name="P1"><text:span text:style-name="T1">name</text:span> = <text:span text:style-name="T2">"${var.vpc_name}-key"</text:span></text:p>
      <text:p text:style-name="P1">}</text:p>
      <text:p text:style-name="P4"/>
      <text:p text:style-name="P1"><text:span text:style-name="T3">module</text:span> <text:span text:style-name="T2">"vpc"</text:span> {</text:p>
      <text:p text:style-name="P1"><text:span text:style-name="T1">source</text:span> = <text:span text:style-name="T2">"github.com/opstree-terraform/vpc"</text:span></text:p>
      <text:p text:style-name="P1"><text:span text:style-name="T1">cidr</text:span> = <text:span text:style-name="T2">"${var.vpc_cidr}"</text:span></text:p>
      <text:p text:style-name="P1"><text:span text:style-name="T1">name</text:span> = <text:span text:style-name="T2">"${var.vpc_name}"</text:span></text:p>
      <text:p text:style-name="P1"><text:span text:style-name="T1">route53_zone_name</text:span> = <text:span text:style-name="T2">"${var.route53_zone_name}"</text:span></text:p>
      <text:p text:style-name="P1"><text:span text:style-name="T1">route53_zone_name</text:span> = <text:span text:style-name="T2">"internal.ums.delhivery.com"</text:span></text:p>
      <text:p text:style-name="P1">}</text:p>
      <text:p text:style-name="P4"/>
      <text:p text:style-name="P1"><text:span text:style-name="T3">module</text:span> <text:span text:style-name="T2">"pub_subnet_aza"</text:span> {</text:p>
      <text:p text:style-name="P1"><text:span text:style-name="T1">source</text:span> = <text:span text:style-name="T2">"github.com/opstree-terraform/subnet"</text:span></text:p>
      <text:p text:style-name="P1"><text:span text:style-name="T1">vpc_id</text:span> = <text:span text:style-name="T2">"${module.vpc.id}"</text:span></text:p>
      <text:p text:style-name="P1"><text:span text:style-name="T1">cidr</text:span> = <text:span text:style-name="T2">"${var.pub_subnet_aza_cidr}"</text:span></text:p>
      <text:p text:style-name="P1"><text:span text:style-name="T1">az</text:span> = <text:span text:style-name="T2">"${var.aws_region}a"</text:span></text:p>
      <text:p text:style-name="P1"><text:span text:style-name="T1">map_public_ip_on_launch</text:span> = <text:span text:style-name="T2">"true"</text:span></text:p>
      <text:p text:style-name="P1"><text:span text:style-name="T1">name</text:span> = <text:span text:style-name="T2">"${var.vpc_name}-pub-sn-aza"</text:span></text:p>
      <text:p text:style-name="P1">}</text:p>
      <text:p text:style-name="P4"/>
      <text:p text:style-name="P1"><text:span text:style-name="T3">module</text:span> <text:span text:style-name="T2">"vpc_pvt_rtb_aza"</text:span> {</text:p>
      <text:p text:style-name="P1"><text:span text:style-name="T1">source</text:span> = <text:span text:style-name="T2">"github.com/opstree-terraform/pvt_route_table"</text:span></text:p>
      <text:p text:style-name="P1"><text:span text:style-name="T1">pub_sn_id</text:span> = <text:span text:style-name="T2">"${module.pub_subnet_aza.id}"</text:span></text:p>
      <text:p text:style-name="P1"><text:span text:style-name="T1">vpc_name</text:span> = <text:span text:style-name="T2">"${var.vpc_name}"</text:span></text:p>
      <text:p text:style-name="P1"><text:span text:style-name="T1">vpc_id</text:span> = <text:span text:style-name="T2">"${module.vpc.id}"</text:span></text:p>
      <text:p text:style-name="P1">}</text:p>
      <text:p text:style-name="P4"/>
      <text:p text:style-name="P1"><text:span text:style-name="T3">module</text:span> <text:span text:style-name="T2">"pub_subnet_azb"</text:span> {</text:p>
      <text:p text:style-name="P1"><text:span text:style-name="T1">source</text:span> = <text:span text:style-name="T2">"github.com/opstree-terraform/subnet"</text:span></text:p>
      <text:p text:style-name="P1"><text:span text:style-name="T1">vpc_id</text:span> = <text:span text:style-name="T2">"${module.vpc.id}"</text:span></text:p>
      <text:p text:style-name="P1"><text:span text:style-name="T1">cidr</text:span> = <text:span text:style-name="T2">"${var.pub_subnet_azb_cidr}"</text:span></text:p>
      <text:p text:style-name="P1"><text:span text:style-name="T1">az</text:span> = <text:span text:style-name="T2">"${var.aws_region}b"</text:span></text:p>
      <text:p text:style-name="P1"><text:span text:style-name="T1">map_public_ip_on_launch</text:span> = <text:span text:style-name="T2">"true"</text:span></text:p>
      <text:p text:style-name="P1"><text:span text:style-name="T1">name</text:span> = <text:span text:style-name="T2">"${var.vpc_name}-pub-sn-azb"</text:span></text:p>
      <text:p text:style-name="P1">}</text:p>
      <text:p text:style-name="P4"/>
      <text:p text:style-name="P1"><text:span text:style-name="T3">module</text:span> <text:span text:style-name="T2">"vpc_pvt_rtb_azb"</text:span> {</text:p>
      <text:p text:style-name="P1"><text:span text:style-name="T1">source</text:span> = <text:span text:style-name="T2">"github.com/opstree-terraform/pvt_route_table"</text:span></text:p>
      <text:p text:style-name="P1"><text:span text:style-name="T1">pub_sn_id</text:span> = <text:span text:style-name="T2">"${module.pub_subnet_azb.id}"</text:span></text:p>
      <text:p text:style-name="P1"><text:span text:style-name="T1">vpc_name</text:span> = <text:span text:style-name="T2">"${var.vpc_name}"</text:span></text:p>
      <text:p text:style-name="P1"><text:span text:style-name="T1">vpc_id</text:span> = <text:span text:style-name="T2">"${module.vpc.id}"</text:span></text:p>
      <text:p text:style-name="P1">}</text:p>
      <text:p text:style-name="P4"/>
      <text:p text:style-name="P1"><text:span text:style-name="T3">module</text:span> <text:span text:style-name="T2">"pvt_subnet_aza"</text:span> {</text:p>
      <text:p text:style-name="P1"><text:span text:style-name="T1">source</text:span> = <text:span text:style-name="T2">"github.com/opstree-terraform/private_subnet"</text:span></text:p>
      <text:p text:style-name="P1"><text:span text:style-name="T1">vpc_id</text:span> = <text:span text:style-name="T2">"${module.vpc.id}"</text:span></text:p>
      <text:p text:style-name="P1"><text:span text:style-name="T1">cidr</text:span> = <text:span text:style-name="T2">"${var.pvt_subnet_aza_cidr}"</text:span></text:p>
      <text:p text:style-name="P1"><text:span text:style-name="T1">az</text:span> = <text:span text:style-name="T2">"${var.aws_region}a"</text:span></text:p>
      <text:p text:style-name="P1"><text:span text:style-name="T1">name</text:span> = <text:span text:style-name="T2">"${var.vpc_name}-pvt-sn-aza"</text:span></text:p>
      <text:p text:style-name="P1"><text:span text:style-name="T1">pvt_route_table_id</text:span> = <text:span text:style-name="T2">"${module.vpc_pvt_rtb_aza.route_table_id}"</text:span></text:p>
      <text:p text:style-name="P1">}</text:p>
      <text:p text:style-name="P4"/>
      <text:p text:style-name="P1"><text:span text:style-name="T3">module</text:span> <text:span text:style-name="T2">"pvt_subnet_azb"</text:span> {</text:p>
      <text:p text:style-name="P1"><text:soft-page-break/><text:span text:style-name="T1">source</text:span> = <text:span text:style-name="T2">"github.com/opstree-terraform/private_subnet"</text:span></text:p>
      <text:p text:style-name="P1"><text:span text:style-name="T1">vpc_id</text:span> = <text:span text:style-name="T2">"${module.vpc.id}"</text:span></text:p>
      <text:p text:style-name="P1"><text:span text:style-name="T1">cidr</text:span> = <text:span text:style-name="T2">"${var.pvt_subnet_azb_cidr}"</text:span></text:p>
      <text:p text:style-name="P1"><text:span text:style-name="T1">az</text:span> = <text:span text:style-name="T2">"${var.aws_region}b"</text:span></text:p>
      <text:p text:style-name="P1"><text:span text:style-name="T1">name</text:span> = <text:span text:style-name="T2">"${var.vpc_name}-pvt-sn-azb"</text:span></text:p>
      <text:p text:style-name="P1"><text:span text:style-name="T1">pvt_route_table_id</text:span> = <text:span text:style-name="T2">"${module.vpc_pvt_rtb_azb.route_table_id}"</text:span></text:p>
      <text:p text:style-name="P1">}</text:p>
      <text:p text:style-name="P4"/>
      <text:p text:style-name="P1"><text:span text:style-name="T3">module</text:span> <text:span text:style-name="T2">"pub_ssh_sg"</text:span> {</text:p>
      <text:p text:style-name="P1"><text:span text:style-name="T1">source</text:span> = <text:span text:style-name="T2">"github.com/opstree-terraform/pub_ssh_sg"</text:span></text:p>
      <text:p text:style-name="P1"><text:span text:style-name="T1">vpc_id</text:span> = <text:span text:style-name="T2">"${module.vpc.id}"</text:span></text:p>
      <text:p text:style-name="P1">}</text:p>
      <text:p text:style-name="P4"/>
      <text:p text:style-name="P1"><text:span text:style-name="T3">module</text:span> <text:span text:style-name="T2">"pub_http_sg"</text:span> {</text:p>
      <text:p text:style-name="P1"><text:span text:style-name="T1">source</text:span> = <text:span text:style-name="T2">"github.com/opstree-terraform/pub_web_sg"</text:span></text:p>
      <text:p text:style-name="P1"><text:span text:style-name="T1">vpc_id</text:span> = <text:span text:style-name="T2">"${module.vpc.id}"</text:span></text:p>
      <text:p text:style-name="P1">}</text:p>
      <text:p text:style-name="P4"/>
      <text:p text:style-name="P1"><text:span text:style-name="T3">module</text:span> <text:span text:style-name="T2">"bastion_host_aza"</text:span> {</text:p>
      <text:p text:style-name="P1"><text:span text:style-name="T1">source</text:span> = <text:span text:style-name="T2">"github.com/opstree-terraform/ec2"</text:span></text:p>
      <text:p text:style-name="P1"><text:span text:style-name="T1">subnet_id</text:span> = <text:span text:style-name="T2">"${module.pub_subnet_aza.id}"</text:span></text:p>
      <text:p text:style-name="P1"><text:span text:style-name="T1">name</text:span> = <text:span text:style-name="T2">"${var.vpc_name}-bastion-aza"</text:span></text:p>
      <text:p text:style-name="P1"><text:span text:style-name="T1">key_pair_id</text:span> = <text:span text:style-name="T2">"${module.key_pair.id}"</text:span></text:p>
      <text:p text:style-name="P1"><text:span text:style-name="T1">aws_region</text:span> = <text:span text:style-name="T2">"${var.aws_region}"</text:span></text:p>
      <text:p text:style-name="P1"><text:span text:style-name="T1">security_group_ids</text:span> = [<text:span text:style-name="T2">"${module.pub_ssh_sg.id}"</text:span>, <text:span text:style-name="T2">"${module.vpc.default_sg_id}"</text:span>, <text:span text:style-name="T2">"${module.pub_ssh_sg.id}"</text:span>]</text:p>
      <text:p text:style-name="P1"><text:span text:style-name="T1">aws_region_os</text:span> = <text:span text:style-name="T2">"${var.aws_region}-ubuntu"</text:span></text:p>
      <text:p text:style-name="P1"><text:span text:style-name="T3">type</text:span> = <text:span text:style-name="T2">"t2.small"</text:span></text:p>
      <text:p text:style-name="P1"><text:span text:style-name="T1">zone_id</text:span> = <text:span text:style-name="T2">"${module.vpc.zone_id}"</text:span></text:p>
      <text:p text:style-name="P1">}</text:p>
      <text:p text:style-name="P4"/>
      <text:p text:style-name="P1"><text:span text:style-name="T3">module</text:span> <text:span text:style-name="T2">"asg-web"</text:span> {</text:p>
      <text:p text:style-name="P1"><text:span text:style-name="T1">source</text:span> = <text:span text:style-name="T2">""</text:span></text:p>
      <text:p text:style-name="P1">}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co<text:span text:style-name="T4">n</text:span>sul.tf</text:p>
      <text:p text:style-name="Standard"/>
      <text:p text:style-name="Standard"/>
      <text:p text:style-name="Standard"/>
      <text:p text:style-name="Standard"/>
      <text:p text:style-name="P1"><text:span text:style-name="T1">resource</text:span> <text:span text:style-name="T2">"aws_instance"</text:span> <text:span text:style-name="T2">"consul1"</text:span> {</text:p>
      <text:p text:style-name="P1"><text:span text:style-name="T1">ami</text:span> = <text:span text:style-name="T2">"${lookup(var.consul_amis, var.region)}"</text:span></text:p>
      <text:p text:style-name="P1"><text:span text:style-name="T1">subnet_id</text:span> = <text:span text:style-name="T2">"${aws_subnet.main.id}"</text:span></text:p>
      <text:p text:style-name="P1"><text:span text:style-name="T1">instance_type</text:span> = <text:span text:style-name="T2">"${var.consul_instance_type}"</text:span></text:p>
      <text:p text:style-name="P1"><text:span text:style-name="T1">key_name</text:span> = <text:span text:style-name="T2">"${aws_key_pair.gmdevqa.key_name}"</text:span></text:p>
      <text:p text:style-name="P1"><text:span text:style-name="T1">vpc_security_group_ids</text:span> = [<text:span text:style-name="T2">"${aws_security_group.consul_SG.id}"</text:span>]</text:p>
      <text:p text:style-name="P1"><text:span text:style-name="T1">user_data</text:span> = <text:span text:style-name="T2">"${file("</text:span><text:span text:style-name="T1">consul</text:span>-<text:span text:style-name="T1">userdata</text:span>/<text:span text:style-name="T1">userdata</text:span>.<text:span text:style-name="T1">sh</text:span><text:span text:style-name="T2">")}"</text:span></text:p>
      <text:p text:style-name="P1"><text:span text:style-name="T1">associate_public_ip_address</text:span> = <text:span text:style-name="T3">true</text:span></text:p>
      <text:p text:style-name="P1"><text:span text:style-name="T1">private_ip</text:span> = <text:span text:style-name="T2">"30.0.10.100"</text:span></text:p>
      <text:p text:style-name="P4"/>
      <text:p text:style-name="P1"><text:span text:style-name="T1">tags</text:span> {</text:p>
      <text:p text:style-name="P1"><text:span text:style-name="T1">Name</text:span> = <text:span text:style-name="T2">"gm-dev-consul1"</text:span></text:p>
      <text:p text:style-name="P1"><text:span text:style-name="T1">Team</text:span> = <text:span text:style-name="T2">"godam"</text:span></text:p>
      <text:p text:style-name="P1"><text:span text:style-name="T1">Environment</text:span> = <text:span text:style-name="T2">"Development"</text:span></text:p>
      <text:p text:style-name="P1">}</text:p>
      <text:p text:style-name="P1">}</text:p>
      <text:p text:style-name="P6"/>
      <text:p text:style-name="P1"><text:span text:style-name="T1">#resource</text:span> <text:span text:style-name="T2">"aws_instance"</text:span> <text:span text:style-name="T2">"consul2"</text:span> {</text:p>
      <text:p text:style-name="P1"><text:span text:style-name="T1">#ami</text:span> = <text:span text:style-name="T2">"${lookup(var.consul_amis, var.region)}"</text:span></text:p>
      <text:p text:style-name="P1"><text:span text:style-name="T1">#subnet_id</text:span> = <text:span text:style-name="T2">"${aws_subnet.main.id}"</text:span></text:p>
      <text:p text:style-name="P1"><text:span text:style-name="T1">#instance_type</text:span> = <text:span text:style-name="T2">"${var.consul_instance_type}"</text:span></text:p>
      <text:p text:style-name="P1"><text:span text:style-name="T1">#key_name</text:span> = <text:span text:style-name="T2">"${aws_key_pair.gmdevqa.key_name}"</text:span></text:p>
      <text:p text:style-name="P1"><text:span text:style-name="T1">#vpc_security_group_ids</text:span> = [<text:span text:style-name="T2">"${aws_security_group.consul_SG.id}"</text:span>]</text:p>
      <text:p text:style-name="P1"><text:span text:style-name="T1">#user_data</text:span> = <text:span text:style-name="T2">"${file("</text:span><text:span text:style-name="T1">consul</text:span>-<text:span text:style-name="T1">userdata</text:span>/<text:span text:style-name="T1">userdata</text:span>.<text:span text:style-name="T1">sh</text:span><text:span text:style-name="T2">")}"</text:span></text:p>
      <text:p text:style-name="P1"><text:span text:style-name="T1">#associate_public_ip_address</text:span> = <text:span text:style-name="T3">true</text:span></text:p>
      <text:p text:style-name="P1"><text:span text:style-name="T1">#private_ip</text:span> = <text:span text:style-name="T2">"100.0.1.201"</text:span></text:p>
      <text:p text:style-name="P4"/>
      <text:p text:style-name="P1"><text:span text:style-name="T1">#tags</text:span> {</text:p>
      <text:p text:style-name="P1"><text:span text:style-name="T1">#</text:span> <text:span text:style-name="T1">Name</text:span> = <text:span text:style-name="T2">"gm-dev-consul2"</text:span></text:p>
      <text:p text:style-name="P1"><text:span text:style-name="T1">#</text:span> <text:span text:style-name="T1">Team</text:span> = <text:span text:style-name="T2">"godam"</text:span></text:p>
      <text:p text:style-name="P1"><text:span text:style-name="T1">#</text:span> <text:span text:style-name="T1">Environment</text:span> = <text:span text:style-name="T2">"Development"</text:span></text:p>
      <text:p text:style-name="P1"><text:span text:style-name="T1">#</text:span>}</text:p>
      <text:p text:style-name="P1"><text:span text:style-name="T1">#</text:span>}</text:p>
      <text:p text:style-name="P4"/>
      <text:p text:style-name="P1"><text:span text:style-name="T1">#resource</text:span> <text:span text:style-name="T2">"aws_instance"</text:span> <text:span text:style-name="T2">"consul3"</text:span> {</text:p>
      <text:p text:style-name="P1"><text:span text:style-name="T1">#ami</text:span> = <text:span text:style-name="T2">"${lookup(var.consul_amis, var.region)}"</text:span></text:p>
      <text:p text:style-name="P1"><text:span text:style-name="T1">#subnet_id</text:span> = <text:span text:style-name="T2">"${aws_subnet.main.id}"</text:span></text:p>
      <text:p text:style-name="P1"><text:span text:style-name="T1">#instance_type</text:span> = <text:span text:style-name="T2">"${var.consul_instance_type}"</text:span></text:p>
      <text:p text:style-name="P1"><text:span text:style-name="T1">#key_name</text:span> = <text:span text:style-name="T2">"${aws_key_pair.gmdevqa.key_name}"</text:span></text:p>
      <text:p text:style-name="P1"><text:span text:style-name="T1">#vpc_security_group_ids</text:span> = [<text:span text:style-name="T2">"${aws_security_group.consul_SG.id}"</text:span>]</text:p>
      <text:p text:style-name="P1"><text:span text:style-name="T1">#user_data</text:span> = <text:span text:style-name="T2">"${file("</text:span><text:span text:style-name="T1">consul</text:span>-<text:span text:style-name="T1">userdata</text:span>/<text:span text:style-name="T1">userdata</text:span>.<text:span text:style-name="T1">sh</text:span><text:span text:style-name="T2">")}"</text:span></text:p>
      <text:p text:style-name="P1"><text:span text:style-name="T1">#associate_public_ip_address</text:span> = <text:span text:style-name="T3">true</text:span></text:p>
      <text:p text:style-name="P1"><text:span text:style-name="T1">#private_ip</text:span> = <text:span text:style-name="T2">"100.0.1.202"</text:span></text:p>
      <text:p text:style-name="P4"/>
      <text:p text:style-name="P1"><text:span text:style-name="T1">#tags</text:span> {</text:p>
      <text:p text:style-name="P1"><text:span text:style-name="T1">#</text:span> <text:span text:style-name="T1">Name</text:span> = <text:span text:style-name="T2">"gm-dev-consul3"</text:span></text:p>
      <text:p text:style-name="P1"><text:span text:style-name="T1">#</text:span> <text:span text:style-name="T1">Team</text:span> = <text:span text:style-name="T2">"godam"</text:span></text:p>
      <text:p text:style-name="P1"><text:span text:style-name="T1">#</text:span> <text:span text:style-name="T1">Environment</text:span> = <text:span text:style-name="T2">"Development"</text:span></text:p>
      <text:p text:style-name="P1"><text:span text:style-name="T1">#</text:span>}</text:p>
      <text:p text:style-name="P1"><text:span text:style-name="T1">#</text:span>}</text:p>
      <text:p text:style-name="P1"/>
      <text:p text:style-name="Standard"/>
      <text:p text:style-name="Standard"/>
      <text:p text:style-name="Standard"/>
      <text:p text:style-name="Standard"/>
      <text:p text:style-name="P5"><text:soft-page-break/>output.tf</text:p>
      <text:p text:style-name="Standard"/>
      <text:p text:style-name="Standard"/>
      <text:p text:style-name="Standard"/>
      <text:p text:style-name="P1"><text:span text:style-name="T1">output</text:span> <text:span text:style-name="T2">"aws_elb_pub_adddress"</text:span> {</text:p>
      <text:p text:style-name="P1"><text:span text:style-name="T1">value</text:span> = <text:span text:style-name="T2">"${aws_elb.godamdev_http_elb.dns_name}"</text:span></text:p>
      <text:p text:style-name="P1">}</text:p>
      <text:p text:style-name="P4"/>
      <text:p text:style-name="P1"><text:span text:style-name="T1">output</text:span> <text:span text:style-name="T2">"aws_elb_pvt_adddress"</text:span> {</text:p>
      <text:p text:style-name="P1"><text:span text:style-name="T1">value</text:span> = <text:span text:style-name="T2">"${aws_elb.internal_elb.dns_name}"</text:span></text:p>
      <text:p text:style-name="P1">}</text:p>
      <text:p text:style-name="P6"/>
      <text:p text:style-name="P1"><text:span text:style-name="T1">output</text:span> <text:span text:style-name="T2">"ess_SG"</text:span> {</text:p>
      <text:p text:style-name="P1"><text:span text:style-name="T1">value</text:span> = <text:span text:style-name="T2">"${aws_security_group.ecs.id}"</text:span></text:p>
      <text:p text:style-name="P1">}</text:p>
      <text:p text:style-name="P4"/>
      <text:p text:style-name="P1"><text:span text:style-name="T1">output</text:span> <text:span text:style-name="T2">"consul1_pub_address"</text:span> {</text:p>
      <text:p text:style-name="P1"><text:span text:style-name="T1">value</text:span> = <text:span text:style-name="T2">"${aws_instance.consul1.public_ip}"</text:span></text:p>
      <text:p text:style-name="P1">}</text:p>
      <text:p text:style-name="P4"/>
      <text:p text:style-name="P1"><text:span text:style-name="T1">output</text:span> <text:span text:style-name="T2">"haproxy_pub_address"</text:span> {</text:p>
      <text:p text:style-name="P1"><text:span text:style-name="T1">value</text:span> = <text:span text:style-name="T2">"${aws_instance.gm_dev_haproxy.public_ip}"</text:span></text:p>
      <text:p text:style-name="P1">}</text:p>
      <text:p text:style-name="P4"/>
      <text:p text:style-name="P1"><text:span text:style-name="T1">output</text:span> <text:span text:style-name="T2">"ecs_cluster_name"</text:span> {</text:p>
      <text:p text:style-name="P1"><text:span text:style-name="T1">value</text:span> = <text:span text:style-name="T2">"${aws_autoscaling_group.ecs-cluster.arn}"</text:span></text:p>
      <text:p text:style-name="P1">}</text:p>
      <text:p text:style-name="P6"/>
      <text:p text:style-name="P1"><text:span text:style-name="T1">output</text:span> <text:span text:style-name="T2">"load_balancer_SG"</text:span> {</text:p>
      <text:p text:style-name="P1"><text:span text:style-name="T1">value</text:span> = <text:span text:style-name="T2">"${aws_security_group.load_balancers.id}"</text:span></text:p>
      <text:p text:style-name="P1">}</text:p>
      <text:p text:style-name="P6"/>
      <text:p text:style-name="P1"><text:span text:style-name="T1">output</text:span> <text:span text:style-name="T2">"subnet_main"</text:span> {</text:p>
      <text:p text:style-name="P1"><text:span text:style-name="T1">value</text:span> = <text:span text:style-name="T2">"${aws_subnet.main.id}"</text:span></text:p>
      <text:p text:style-name="P1">}</text:p>
      <text:p text:style-name="P7"><text:line-break/></text:p>
      <text:p text:style-name="P1"><text:span text:style-name="T1">output</text:span> <text:span text:style-name="T2">"ecs-instance-public-addresses"</text:span> {</text:p>
      <text:p text:style-name="P1"><text:span text:style-name="T1">value</text:span> = <text:span text:style-name="T2">"${aws_autoscaling_group.ecs-cluster.public_ip}"</text:span></text:p>
      <text:p text:style-name="P1">}</text:p>
      <text:p text:style-name="P4"/>
      <text:p text:style-name="P1"><text:span text:style-name="T1">output</text:span> <text:span text:style-name="T2">"ecs-instance-private-addresses"</text:span> {</text:p>
      <text:p text:style-name="P1"><text:span text:style-name="T1">value</text:span> = <text:span text:style-name="T2">"${aws_autoscaling_group.ecs-cluster.private_ip}"</text:span></text:p>
      <text:p text:style-name="P1">}</text:p>
      <text:p text:style-name="P4"/>
      <text:p text:style-name="P1"><text:span text:style-name="T1">output</text:span> <text:span text:style-name="T2">"ecs-instance-IDs"</text:span> {</text:p>
      <text:p text:style-name="P1"><text:span text:style-name="T1">value</text:span> = <text:span text:style-name="T2">"${aws_autoscaling_group.ecs-cluster.instance_id}"</text:span></text:p>
      <text:p text:style-name="P1">}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variable.tf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variable</text:span> <text:span text:style-name="T2">"aws_region"</text:span> {}</text:p>
      <text:p text:style-name="P4"/>
      <text:p text:style-name="P1"><text:span text:style-name="T1">variable</text:span> <text:span text:style-name="T2">"pub_key_path"</text:span> {}</text:p>
      <text:p text:style-name="P4"/>
      <text:p text:style-name="P1"><text:span text:style-name="T1">variable</text:span> <text:span text:style-name="T2">"vpc_name"</text:span> {}</text:p>
      <text:p text:style-name="P4"/>
      <text:p text:style-name="P1"><text:span text:style-name="T1">variable</text:span> <text:span text:style-name="T2">"vpc_cidr"</text:span> {}</text:p>
      <text:p text:style-name="P4"/>
      <text:p text:style-name="P1"><text:span text:style-name="T1">variable</text:span> <text:span text:style-name="T2">"pub_subnet_aza_cidr"</text:span> {}</text:p>
      <text:p text:style-name="P4"/>
      <text:p text:style-name="P1"><text:span text:style-name="T1">variable</text:span> <text:span text:style-name="T2">"pub_subnet_azb_cidr"</text:span> {}</text:p>
      <text:p text:style-name="P4"/>
      <text:p text:style-name="P1"><text:span text:style-name="T1">variable</text:span> <text:span text:style-name="T2">"pvt_subnet_aza_cidr"</text:span> {}</text:p>
      <text:p text:style-name="P4"/>
      <text:p text:style-name="P1"><text:span text:style-name="T1">variable</text:span> <text:span text:style-name="T2">"pvt_subnet_azb_cidr"</text:span> {}</text:p>
      <text:p text:style-name="P4"/>
      <text:p text:style-name="P1"><text:span text:style-name="T1">variable</text:span> <text:span text:style-name="T2">"route53_zone_name"</text:span> {</text:p>
      <text:p text:style-name="P1"><text:span text:style-name="T3">default</text:span> = <text:span text:style-name="T2">"internal.ums.delhivery.com"</text:span></text:p>
      <text:p text:style-name="P1">}</text:p>
      <text:p text:style-name="P4"/>
      <text:p text:style-name="P1"><text:span text:style-name="T1">variable</text:span> <text:span text:style-name="T2">"credentials_file"</text:span> {</text:p>
      <text:p text:style-name="P1"><text:span text:style-name="T3">default</text:span> = <text:span text:style-name="T2">"/var/lib/jenkins/.aws/credentials"</text:span></text:p>
      <text:p text:style-name="P1">}</text:p>
      <text:p text:style-name="P4"/>
      <text:p text:style-name="P1"><text:span text:style-name="T1">variable</text:span> <text:span text:style-name="T2">"aws_profile"</text:span> {}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Medium" svg:font-family="SFMono-Medium, 'SF Mono', 'Segoe UI Mono', 'Roboto Mono', 'Ubuntu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Red" draw:display-name="Tango Red" draw:style="linear" draw:start-color="#ef2929" draw:end-color="#a40000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2T13:45:33.837258814</meta:creation-date>
    <dc:date>2021-02-12T13:53:00.546896461</dc:date>
    <meta:editing-duration>PT7M28S</meta:editing-duration>
    <meta:editing-cycles>1</meta:editing-cycles>
    <meta:document-statistic meta:table-count="0" meta:image-count="0" meta:object-count="0" meta:page-count="5" meta:paragraph-count="181" meta:word-count="479" meta:character-count="5125" meta:non-whitespace-character-count="4825"/>
    <meta:generator>LibreOffice/6.0.7.3$Linux_X86_64 LibreOffice_project/00m0$Build-3</meta:generator>
  </office:meta>
</office:document-meta>
</file>